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itwise-and-of-numbers-range/" text:style-name="Internet_20_link" text:visited-style-name="Visited_20_Internet_20_Link"><text:span text:style-name="T1">201. Bitwise AND of Numbers Range</text:span></text:a></text:p>
      <text:p text:style-name="P3">Medium</text:p>
      <text:p text:style-name="P3"/>
      <text:p text:style-name="P4"><text:span text:style-name="T1">Given two integers </text:span><text:span text:style-name="Source_20_Text"><text:span text:style-name="T2">left</text:span></text:span><text:span text:style-name="T1"> and </text:span><text:span text:style-name="Source_20_Text"><text:span text:style-name="T2">right</text:span></text:span><text:span text:style-name="T1"> that represent the range </text:span><text:span text:style-name="Source_20_Text"><text:span text:style-name="T2">[left, right]</text:span></text:span><text:span text:style-name="T1">, return </text:span><text:span text:style-name="Emphasis"><text:span text:style-name="T1">the bitwise AND of all numbers in this range, inclusive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left = 5, right = 7</text:span></text:p>
      <text:p text:style-name="P1"><text:span text:style-name="Strong_20_Emphasis"><text:span text:style-name="T1">Output:</text:span></text:span><text:span text:style-name="T1"> 4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left = 0, right = 0</text:span></text:p>
      <text:p text:style-name="P1"><text:span text:style-name="Strong_20_Emphasis"><text:span text:style-name="T1">Output:</text:span></text:span><text:span text:style-name="T1"> 0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left = 1, right = 2147483647</text:span></text:p>
      <text:p text:style-name="P1"><text:span text:style-name="Strong_20_Emphasis"><text:span text:style-name="T1">Output:</text:span></text:span><text:span text:style-name="T1"> 0</text:span></text:p>
      <text:p text:style-name="P5"> </text:p>
      <text:p text:style-name="P4"><text:span text:style-name="Strong_20_Emphasis"><text:span text:style-name="T1">Constraints:</text:span></text:span></text:p>
      <text:list xml:id="list2850700154" text:style-name="L1">
        <text:list-item>
          <text:p text:style-name="P6"><text:span text:style-name="Source_20_Text"><text:span text:style-name="T2">0 &lt;= left &lt;= right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1T11:05:34.042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" meta:word-count="74" meta:character-count="364" meta:non-whitespace-character-count="303"/>
  </office:meta>
</office:document-meta>
</file>